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.getMaj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parseVersion( String 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.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rsion.compareTo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ersion.getMic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Version( String ver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Version.Version( int major , int minor , int micro , String qual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.Version( int major , int minor , int micr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.get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.equals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sion.getMin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